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C0000006437B1D8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bdb21" officeooo:paragraph-rsid="000bdb21"/>
    </style:style>
    <style:style style:name="P2" style:family="paragraph" style:parent-style-name="Standard">
      <style:text-properties fo:font-size="88pt" style:font-size-asian="88pt" style:font-size-complex="88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0bdb21" officeooo:paragraph-rsid="000bdb21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80pt" officeooo:rsid="000d15d0" officeooo:paragraph-rsid="000d15d0" style:font-size-asian="80pt" style:font-size-complex="80pt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0e202e" style:font-size-asian="80pt" style:font-size-complex="80pt"/>
    </style:style>
    <style:style style:name="P6" style:family="paragraph" style:parent-style-name="Standard">
      <style:text-properties fo:font-size="48pt" style:font-size-asian="42pt" style:font-size-complex="4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officeooo:rsid="000d15d0"/>
    </style:style>
    <style:style style:name="T4" style:family="text">
      <style:text-properties officeooo:rsid="000e20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x="4.5547in" svg:y="-0.0661in" svg:width="2.1102in" svg:height="0.5555in" draw:z-index="0"><draw:image xlink:href="Pictures/100002010000017C0000006437B1D8FF.png" xlink:type="simple" xlink:show="embed" xlink:actuate="onLoad"/></draw:frame></text:p>
      <text:p text:style-name="P4">BORNHACK</text:p>
      <text:p text:style-name="P5">SERVICE<text:line-break/>ENTRANCE</text:p>
      <text:p text:style-name="P3"/>
      <text:p text:style-name="P3">DELIVERIES ONLY! :<text:span text:style-name="T3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BornHack 2017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7-08-21T00:26:16.893223074</dc:date>
    <meta:editing-duration>PT8M44S</meta:editing-duration>
    <meta:editing-cycles>3</meta:editing-cycles>
    <meta:generator>LibreOffice/4.3.3.2$Linux_X86_64 LibreOffice_project/430m0$Build-2</meta:generator>
    <meta:document-statistic meta:table-count="0" meta:image-count="1" meta:object-count="0" meta:page-count="1" meta:paragraph-count="4" meta:word-count="13" meta:character-count="106" meta:non-whitespace-character-count="95"/>
  </office:meta>
</office:document-meta>
</file>